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1965in"/>
    </style:style>
    <style:style style:name="co14" style:family="table-column">
      <style:table-column-properties fo:break-before="auto" style:column-width="0.1874in"/>
    </style:style>
    <style:style style:name="co15" style:family="table-column">
      <style:table-column-properties fo:break-before="auto" style:column-width="0.5272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59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4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0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3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1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JPY</text:p>
          </table:table-cell>
          <table:table-cell table:style-name="ce267" office:value-type="currency" office:currency="JPY" office:value="0.123456789" calcext:value-type="currency">
            <text:p>￥0.12</text:p>
          </table:table-cell>
          <table:table-cell table:style-name="ce273" office:value-type="currency" office:currency="JPY" office:value="0.123456789" calcext:value-type="currency">
            <text:p>￥0.12</text:p>
          </table:table-cell>
          <table:table-cell table:style-name="ce276" office:value-type="currency" office:currency="JPY" office:value="0.123456789" calcext:value-type="currency">
            <text:p>￥0.12</text:p>
          </table:table-cell>
          <table:table-cell table:style-name="ce278" office:value-type="currency" office:currency="JPY" office:value="0.123456789" calcext:value-type="currency">
            <text:p>￥0.12</text:p>
          </table:table-cell>
          <table:table-cell table:style-name="ce280" office:value-type="currency" office:currency="JPY" office:value="0.123456789" calcext:value-type="currency">
            <text:p>￥0.12</text:p>
          </table:table-cell>
          <table:table-cell table:style-name="ce282" office:value-type="currency" office:currency="JPY" office:value="0.123456789" calcext:value-type="currency">
            <text:p>￥0.12</text:p>
          </table:table-cell>
          <table:table-cell table:style-name="ce284" office:value-type="currency" office:currency="JPY" office:value="0.123456789" calcext:value-type="currency">
            <text:p>￥0.12</text:p>
          </table:table-cell>
          <table:table-cell table:style-name="ce286" office:value-type="currency" office:currency="JPY" office:value="0.123456789" calcext:value-type="currency">
            <text:p>￥0.12</text:p>
          </table:table-cell>
          <table:table-cell table:style-name="ce287" office:value-type="currency" office:currency="JPY" office:value="0.123456789" calcext:value-type="currency">
            <text:p>￥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ce268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69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270" office:value-type="currency" office:currency="JPY" office:value="0.123456789" calcext:value-type="currency">
            <text:p>￥0.12</text:p>
          </table:table-cell>
          <table:table-cell table:style-name="ce274" office:value-type="currency" office:currency="JPY" office:value="0.123456789" calcext:value-type="currency">
            <text:p>￥0.12</text:p>
          </table:table-cell>
          <table:table-cell table:style-name="ce277" office:value-type="currency" office:currency="JPY" office:value="0.123456789" calcext:value-type="currency">
            <text:p>￥0.12</text:p>
          </table:table-cell>
          <table:table-cell table:style-name="ce279" office:value-type="currency" office:currency="JPY" office:value="0.123456789" calcext:value-type="currency">
            <text:p>￥0.12</text:p>
          </table:table-cell>
          <table:table-cell table:style-name="ce281" office:value-type="currency" office:currency="JPY" office:value="0.123456789" calcext:value-type="currency">
            <text:p>￥0.12</text:p>
          </table:table-cell>
          <table:table-cell table:style-name="ce283" office:value-type="currency" office:currency="JPY" office:value="0.123456789" calcext:value-type="currency">
            <text:p>￥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ce271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office:value-type="string" calcext:value-type="string">
            <text:p>Left End</text:p>
          </table:table-cell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Right End</text:p>
          </table:table-cell>
          <table:table-cell/>
          <table:table-cell office:value-type="string" calcext:value-type="string">
            <text:p>Middle</text:p>
          </table:table-cell>
          <table:table-cell table:number-columns-repeated="54"/>
        </table:table-row>
        <table:table-row table:style-name="ro2">
          <table:table-cell table:style-name="Default" office:value-type="string" calcext:value-type="string">
            <text:p>Transactions</text:p>
          </table:table-cell>
          <table:table-cell table:style-name="ce272"/>
          <table:table-cell table:style-name="ce275"/>
          <table:table-cell table:style-name="transactions_5f_month"/>
          <table:table-cell table:style-name="transactions_5f_day"/>
          <table:table-cell table:style-name="transactions_5f_crypto" office:value-type="float" office:value="23.123456" calcext:value-type="float">
            <text:p>23.12345600</text:p>
          </table:table-cell>
          <table:table-cell table:style-name="transactions_5f_yen" office:value-type="currency" office:currency="JPY" office:value="6325.25" calcext:value-type="currency">
            <text:p>￥6,325.25</text:p>
          </table:table-cell>
          <table:table-cell table:style-name="transactions_5f_right_5f_end"/>
          <table:table-cell/>
          <table:table-cell table:style-name="transactions_5f_middle"/>
          <table:table-cell table:number-columns-repeated="54"/>
        </table:table-row>
        <table:table-row table:style-name="ro2">
          <table:table-cell table:style-name="Default"/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Donations</text:p>
          </table:table-cell>
          <table:table-cell table:number-columns-repeated="60"/>
        </table:table-row>
        <table:table-row table:style-name="ro2">
          <table:table-cell table:style-name="Default" office:value-type="string" calcext:value-type="string">
            <text:p>Summary</text:p>
          </table:table-cell>
          <table:table-cell table:style-name="summary_5f_crypto" office:value-type="float" office:value="2" calcext:value-type="float">
            <text:p>2.00000000</text:p>
          </table:table-cell>
          <table:table-cell table:style-name="summary_5f_yen" office:value-type="currency" office:currency="JPY" office:value="5465" calcext:value-type="currency">
            <text:p>￥5,465.00</text:p>
          </table:table-cell>
          <table:table-cell table:style-name="summary_5f_donations" office:value-type="currency" office:currency="JPY" office:value="54654" calcext:value-type="currency">
            <text:p>￥54,654.00</text:p>
          </table:table-cell>
          <table:table-cell table:number-columns-repeated="60"/>
        </table:table-row>
      </table:table>
      <table:table table:name="__Legend_tax_report_jp" table:style-name="ta1">
        <table:table-column table:style-name="co10" table:default-cell-style-name="ce290"/>
        <table:table-column table:style-name="co11" table:default-cell-style-name="ce291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 table:number-columns-repeated="62"/>
        </table:table-row>
        <table:table-row table:style-name="ro2">
          <table:table-cell table:style-name="ce288"/>
          <table:table-cell table:style-name="ce292"/>
          <table:table-cell table:number-columns-repeated="62"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 table:number-columns-repeated="62"/>
        </table:table-row>
        <table:table-row table:style-name="ro2">
          <table:table-cell table:style-name="ce288"/>
          <table:table-cell table:style-name="ce292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5f_default" office:value-type="string" calcext:value-type="string">
            <text:p>Total Average Method</text:p>
          </table:table-cell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ce289"/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Airdrop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288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Gift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88" office:value-type="string" calcext:value-type="string">
            <text:p>Wages</text:p>
          </table:table-cell>
          <table:table-cell table:number-columns-repeated="62"/>
        </table:table-row>
        <table:table-row table:style-name="ro3">
          <table:table-cell table:style-name="Default"/>
          <table:table-cell table:style-name="ce292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asse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assets / taxable events is in purple</text:p>
          </table:table-cell>
          <table:table-cell table:number-columns-repeated="62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/>
          <table:table-cell table:style-name="ce292"/>
          <table:table-cell table:number-columns-repeated="62"/>
        </table:table-row>
        <table:table-row table:style-name="ro3">
          <table:table-cell/>
          <table:table-cell table:style-name="ce292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292"/>
          <table:table-cell table:number-columns-repeated="62"/>
        </table:table-row>
        <table:table-row table:style-name="ro3">
          <table:table-cell/>
          <table:table-cell table:style-name="ce292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92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291"/>
          <table:table-cell table:number-columns-repeated="63"/>
        </table:table-row>
        <table:table-row table:style-name="ro2">
          <table:table-cell table:style-name="ce291"/>
          <table:table-cell table:number-columns-repeated="63"/>
        </table:table-row>
      </table:table>
      <table:table table:name="__Asset" table:style-name="ta1">
        <table:table-column table:style-name="co13" table:default-cell-style-name="ce443"/>
        <table:table-column table:style-name="co14" table:default-cell-style-name="ce443"/>
        <table:table-column table:style-name="co15" table:default-cell-style-name="ce443"/>
        <table:table-column table:style-name="co16" table:default-cell-style-name="ce435"/>
        <table:table-column table:style-name="co17" table:number-columns-repeated="5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Default"/>
        <table:table-column table:style-name="co20" table:default-cell-style-name="Default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22" table:number-columns-repeated="18" table:default-cell-style-name="Default"/>
        <table:table-row table:style-name="ro4">
          <table:table-cell table:style-name="ce26" table:number-columns-repeated="3"/>
          <table:table-cell table:style-name="ce103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 table:style-name="ce103"/>
          <table:table-cell table:style-name="ce767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 table:number-columns-repeated="19"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number-columns-repeated="2"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7"/>
          <table:table-cell table:style-name="ce720"/>
          <table:table-cell table:style-name="ce220"/>
          <table:table-cell table:style-name="ce103"/>
          <table:table-cell table:style-name="ce767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 table:number-columns-repeated="19"/>
        </table:table-row>
        <table:table-row table:style-name="ro4">
          <table:table-cell table:style-name="ce26" table:number-columns-repeated="3"/>
          <table:table-cell table:style-name="ce103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 table:style-name="ce103"/>
          <table:table-cell table:style-name="ce767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 table:number-columns-repeated="19"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number-columns-repeated="2" table:style-name="ce26"/>
          <table:covered-table-cell table:style-name="ce103"/>
          <table:covered-table-cell table:style-name="ce625"/>
          <table:covered-table-cell table:style-name="ce150"/>
          <table:covered-table-cell table:number-columns-repeated="2" table:style-name="ce177"/>
          <table:covered-table-cell table:style-name="ce220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 table:number-columns-repeated="19"/>
        </table:table-row>
        <table:table-row table:style-name="ro2">
          <table:table-cell table:style-name="ce29" table:number-columns-spanned="9" table:number-rows-spanned="1"/>
          <table:covered-table-cell table:number-columns-repeated="3" table:style-name="ce29"/>
          <table:covered-table-cell table:style-name="ce625"/>
          <table:covered-table-cell table:style-name="ce150"/>
          <table:covered-table-cell table:number-columns-repeated="2" table:style-name="ce177"/>
          <table:covered-table-cell table:style-name="ce220"/>
          <table:table-cell table:style-name="ce29"/>
          <table:table-cell table:style-name="ce767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 table:number-columns-repeated="19"/>
        </table:table-row>
        <table:table-row table:style-name="ro6">
          <table:table-cell table:style-name="ce296"/>
          <table:table-cell table:style-name="ce444" table:number-columns-repeated="3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297" table:number-columns-spanned="4" table:number-rows-spanned="1"/>
          <table:covered-table-cell table:number-columns-repeated="3"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number-columns-repeated="3"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number-columns-repeated="3"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number-columns-repeated="3"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1" table:number-columns-spanned="4" table:number-rows-spanned="1"/>
          <table:covered-table-cell table:number-columns-repeated="2"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2" table:number-columns-spanned="4" table:number-rows-spanned="1"/>
          <table:covered-table-cell table:number-columns-repeated="2"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1"/>
          <table:table-cell table:style-name="Default"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number-columns-repeated="2"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4" table:number-columns-repeated="3"/>
          <table:table-cell table:style-name="ce578"/>
          <table:table-cell table:style-name="ce131"/>
          <table:table-cell table:style-name="ce159"/>
          <table:table-cell table:style-name="ce184"/>
          <table:table-cell table:style-name="ce286"/>
          <table:table-cell table:style-name="ce221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number-columns-repeated="2" table:style-name="ce521"/>
          <table:covered-table-cell table:style-name="ce579"/>
          <table:covered-table-cell table:number-columns-repeated="2" table:style-name="ce636"/>
          <table:covered-table-cell table:number-columns-repeated="2" table:style-name="ce707"/>
          <table:covered-table-cell table:style-name="ce745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" table:number-columns-spanned="9" table:number-rows-spanned="1"/>
          <table:covered-table-cell table:number-columns-repeated="3" table:style-name="ce40"/>
          <table:covered-table-cell table:number-columns-repeated="2" table:style-name="ce637"/>
          <table:covered-table-cell table:number-columns-repeated="2" table:style-name="ce708"/>
          <table:covered-table-cell table:style-name="ce746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7">
          <table:table-cell table:style-name="ce307"/>
          <table:table-cell table:style-name="ce539" table:number-columns-repeated="3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 table:number-columns-repeated="2"/>
          <table:table-cell table:style-name="ce435"/>
          <table:table-cell table:style-name="ce569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8"/>
          <table:table-cell table:style-name="ce546" table:number-columns-repeated="3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1"/>
          <table:table-cell table:style-name="ce554" table:number-columns-repeated="3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2"/>
          <table:table-cell table:style-name="ce555" table:number-columns-repeated="2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3"/>
          <table:table-cell table:style-name="ce556" table:number-columns-repeated="2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number-columns-repeated="2" table:style-name="ce515"/>
          <table:covered-table-cell table:style-name="ce577"/>
          <table:table-cell table:style-name="summary_5f_crypto"/>
          <table:table-cell table:style-name="summary_5f_yen"/>
          <table:table-cell table:style-name="summary_5f_crypto"/>
          <table:table-cell table:style-name="summary_5f_yen"/>
          <table:table-cell table:style-name="summary_5f_donations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4" table:number-columns-repeated="3"/>
          <table:table-cell table:style-name="ce578"/>
          <table:table-cell table:style-name="ce131"/>
          <table:table-cell table:style-name="ce159"/>
          <table:table-cell table:style-name="ce184"/>
          <table:table-cell table:style-name="ce286"/>
          <table:table-cell table:style-name="ce22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number-columns-repeated="2" table:style-name="ce557"/>
          <table:covered-table-cell table:style-name="ce585"/>
          <table:covered-table-cell table:style-name="ce131"/>
          <table:covered-table-cell table:style-name="ce159"/>
          <table:covered-table-cell table:style-name="ce184"/>
          <table:covered-table-cell table:style-name="ce286"/>
          <table:covered-table-cell table:style-name="ce221"/>
          <table:table-cell table:style-name="ce766" table:number-columns-repeated="26"/>
        </table:table-row>
        <table:table-row table:style-name="ro2">
          <table:table-cell table:style-name="ce320" table:number-columns-repeated="3"/>
          <table:table-cell table:style-name="ce586"/>
          <table:table-cell table:style-name="ce131"/>
          <table:table-cell table:style-name="ce159"/>
          <table:table-cell table:style-name="ce184"/>
          <table:table-cell table:style-name="ce286"/>
          <table:table-cell table:style-name="ce22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9">
          <table:table-cell table:style-name="ce321" table:number-columns-spanned="4" table:number-rows-spanned="1"/>
          <table:covered-table-cell table:number-columns-repeated="2"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2" table:number-columns-spanned="4" table:number-rows-spanned="1"/>
          <table:covered-table-cell table:number-columns-repeated="2"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0" office:value-type="string" calcext:value-type="string">
            <text:p>Avg. Unit Price</text:p>
          </table:table-cell>
          <table:table-cell table:style-name="ce213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number-columns-repeated="2" table:style-name="ce560"/>
          <table:covered-table-cell table:style-name="ce605"/>
          <table:table-cell table:style-name="ce645" table:number-columns-repeated="2"/>
          <table:table-cell table:style-name="ce713" office:value-type="string" calcext:value-type="string">
            <text:p>―</text:p>
          </table:table-cell>
          <table:table-cell table:style-name="ce645"/>
          <table:table-cell table:style-name="ce756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number-columns-repeated="2" table:style-name="ce561"/>
          <table:covered-table-cell table:style-name="ce609"/>
          <table:table-cell table:style-name="ce647"/>
          <table:table-cell table:style-name="ce682"/>
          <table:table-cell table:style-name="ce714"/>
          <table:table-cell table:style-name="ce736"/>
          <table:table-cell table:style-name="ce757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4" table:number-columns-repeated="3"/>
          <table:table-cell table:style-name="ce578"/>
          <table:table-cell table:style-name="ce131"/>
          <table:table-cell table:style-name="ce159"/>
          <table:table-cell table:style-name="ce184"/>
          <table:table-cell table:style-name="ce286"/>
          <table:table-cell table:style-name="ce22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number-columns-repeated="2" table:style-name="ce557"/>
          <table:covered-table-cell table:style-name="ce585"/>
          <table:covered-table-cell table:style-name="ce131"/>
          <table:covered-table-cell table:style-name="ce159"/>
          <table:covered-table-cell table:style-name="ce184"/>
          <table:covered-table-cell table:style-name="ce286"/>
          <table:covered-table-cell table:style-name="ce22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0" table:number-columns-repeated="3"/>
          <table:table-cell table:style-name="ce586"/>
          <table:table-cell table:style-name="ce131"/>
          <table:table-cell table:style-name="ce159"/>
          <table:table-cell table:style-name="ce184"/>
          <table:table-cell table:style-name="ce286"/>
          <table:table-cell table:style-name="ce22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number-columns-repeated="2"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number-columns-repeated="2"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0"/>
          <table:covered-table-cell table:style-name="ce213"/>
          <table:table-cell table:style-name="ce759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number-columns-repeated="2"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number-columns-repeated="2"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0" office:value-type="string" calcext:value-type="string">
            <text:p>Fees, etc…</text:p>
          </table:table-cell>
          <table:table-cell table:style-name="ce213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67" table:number-columns-spanned="4" table:number-rows-spanned="1"/>
          <table:covered-table-cell table:number-columns-repeated="3" table:style-name="ce566"/>
          <table:table-cell table:style-name="ce654"/>
          <table:table-cell table:style-name="ce686"/>
          <table:table-cell table:style-name="ce717"/>
          <table:table-cell table:style-name="ce739"/>
          <table:table-cell table:style-name="ce76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Default" table:number-columns-repeated="6"/>
          <table:table-cell table:style-name="ce718" table:number-columns-repeated="2"/>
          <table:table-cell table:style-name="ce76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379" table:number-columns-repeated="4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 table:number-rows-repeated="3">
          <table:table-cell table:style-name="ce379" table:number-columns-repeated="4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number-columns-repeated="5"/>
          <table:table-cell table:style-name="ce443" table:number-columns-repeated="2"/>
          <table:table-cell table:number-columns-repeated="22"/>
        </table:table-row>
        <table:table-row table:style-name="ro2" table:number-rows-repeated="2">
          <table:table-cell table:style-name="ce379" table:number-columns-repeated="4"/>
          <table:table-cell table:style-name="ce389"/>
          <table:table-cell table:style-name="ce380"/>
          <table:table-cell table:style-name="ce718" table:number-columns-repeated="2"/>
          <table:table-cell table:style-name="ce76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0" table:number-columns-repeated="4"/>
          <table:table-cell table:style-name="ce389"/>
          <table:table-cell table:style-name="ce380"/>
          <table:table-cell table:style-name="ce389" table:number-columns-repeated="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1" table:number-columns-repeated="4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9" table:number-columns-repeated="3"/>
          <table:table-cell table:number-columns-repeated="6"/>
          <table:table-cell table:style-name="ce443"/>
          <table:table-cell table:number-columns-repeated="25"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number-columns-repeated="4"/>
          <table:table-cell table:style-name="ce443"/>
          <table:table-cell table:number-columns-repeated="25"/>
        </table:table-row>
        <table:table-row table:style-name="ro2">
          <table:table-cell table:style-name="ce392" table:number-columns-repeated="3"/>
          <table:table-cell table:style-name="ce624"/>
          <table:table-cell table:style-name="ce655"/>
          <table:table-cell table:number-columns-repeated="4"/>
          <table:table-cell table:style-name="ce443"/>
          <table:table-cell table:number-columns-repeated="25"/>
        </table:table-row>
        <table:table-row table:style-name="ro2">
          <table:table-cell table:style-name="ce404"/>
          <table:table-cell table:style-name="ce412"/>
          <table:table-cell table:style-name="ce571"/>
          <table:table-cell table:number-columns-repeated="6"/>
          <table:table-cell table:style-name="ce443"/>
          <table:table-cell table:number-columns-repeated="3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04" table:number-columns-repeated="2"/>
          <table:table-cell table:style-name="ce572"/>
          <table:table-cell table:number-columns-repeated="6"/>
          <table:table-cell table:style-name="ce443"/>
          <table:table-cell table:number-columns-repeated="3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 table:number-columns-repeated="5"/>
          <table:table-cell/>
          <table:table-cell table:style-name="Default"/>
          <table:table-cell table:number-columns-repeated="2"/>
          <table:table-cell table:style-name="ce435"/>
          <table:table-cell table:style-name="ce687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4" table:number-columns-repeated="2"/>
          <table:table-cell table:style-name="ce572"/>
          <table:table-cell/>
          <table:table-cell table:style-name="ce435" table:number-columns-repeated="5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5" table:number-columns-repeated="2"/>
          <table:table-cell table:style-name="ce573"/>
          <table:table-cell/>
          <table:table-cell table:style-name="ce656"/>
          <table:table-cell table:style-name="ce687" table:number-columns-repeated="2"/>
          <table:table-cell table:style-name="ce435"/>
          <table:table-cell table:style-name="ce687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13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9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 table:number-columns-repeated="3"/>
          <table:table-cell table:style-name="ce435"/>
          <table:table-cell table:style-name="ce569"/>
          <table:table-cell/>
          <table:table-cell table:style-name="Default"/>
          <table:table-cell table:number-columns-repeated="2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35" table:number-columns-repeated="3"/>
          <table:table-cell/>
          <table:table-cell table:style-name="ce435" table:number-columns-repeated="5"/>
          <table:table-cell/>
          <table:table-cell table:style-name="Default"/>
          <table:table-cell table:number-columns-repeated="24"/>
        </table:table-row>
        <table:table-row table:style-name="ro2" table:number-rows-repeated="13">
          <table:table-cell table:style-name="ce435" table:number-columns-repeated="3"/>
          <table:table-cell table:number-columns-repeated="6"/>
          <table:table-cell table:style-name="ce443"/>
          <table:table-cell table:number-columns-repeated="25"/>
        </table:table-row>
        <table:table-row table:style-name="ro2" table:number-rows-repeated="47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25"/>
        </table:table-row>
        <table:table-row table:style-name="ro2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3"/>
          <table:table-cell table:style-name="Default" table:number-columns-repeated="4"/>
          <table:table-cell table:number-columns-repeated="18"/>
        </table:table-row>
        <table:table-row table:style-name="ro2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3"/>
          <table:table-cell table:style-name="Default" table:number-columns-repeated="4"/>
          <table:table-cell table:number-columns-repeated="18"/>
        </table:table-row>
      </table:table>
      <table:table table:name="__Summary" table:style-name="ta1">
        <table:table-column table:style-name="co23" table:default-cell-style-name="ce443"/>
        <table:table-column table:style-name="co17" table:number-columns-repeated="6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ce443"/>
        <table:table-column table:style-name="co20" table:default-cell-style-name="ce443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number-columns-repeated="3" table:style-name="ce177"/>
          <table:covered-table-cell table:style-name="ce220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number-columns-repeated="3" table:style-name="ce177"/>
          <table:covered-table-cell table:style-name="ce220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7" table:number-columns-repeated="2"/>
          <table:table-cell table:style-name="ce220"/>
          <table:table-cell/>
        </table:table-row>
        <table:table-row table:style-name="ro6">
          <table:table-cell table:style-name="ce307"/>
          <table:table-cell table:style-name="ce626"/>
          <table:table-cell table:style-name="ce669" table:number-columns-repeated="2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 table:number-columns-repeated="7"/>
        </table:table-row>
        <table:table-row table:style-name="ro2">
          <table:table-cell table:style-name="ce308"/>
          <table:table-cell table:style-name="ce315"/>
          <table:table-cell table:style-name="ce325" table:number-columns-repeated="2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 table:number-columns-repeated="7"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 table:number-columns-repeated="7"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 table:number-columns-repeated="7"/>
        </table:table-row>
        <table:table-row table:style-name="ro2">
          <table:table-cell table:style-name="ce311"/>
          <table:table-cell table:style-name="ce317"/>
          <table:table-cell table:style-name="ce327" table:number-columns-repeated="2"/>
          <table:table-cell table:style-name="ce336"/>
          <table:table-cell table:style-name="ce343"/>
          <table:table-cell table:style-name="ce350"/>
          <table:table-cell table:style-name="ce443"/>
          <table:table-cell table:number-columns-repeated="7"/>
        </table:table-row>
        <table:table-row table:style-name="ro2">
          <table:table-cell table:style-name="ce312"/>
          <table:table-cell table:style-name="ce318"/>
          <table:table-cell table:style-name="ce328" table:number-columns-repeated="2"/>
          <table:table-cell table:style-name="ce703"/>
          <table:table-cell table:style-name="ce344"/>
          <table:table-cell table:style-name="ce35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 table:number-columns-repeated="2"/>
          <table:table-cell table:style-name="ce710"/>
          <table:table-cell table:style-name="ce345"/>
          <table:table-cell table:style-name="ce352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/>
          <table:table-cell table:style-name="ce781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/>
          <table:table-cell table:style-name="ce285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20"/>
          <table:table-cell table:style-name="Default"/>
          <table:table-cell table:style-name="ce447" table:number-columns-repeated="2"/>
          <table:table-cell table:style-name="ce450"/>
          <table:table-cell table:style-name="ce457" table:number-columns-repeated="2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20"/>
          <table:table-cell table:style-name="Default"/>
          <table:table-cell table:style-name="ce447" table:number-columns-repeated="2"/>
          <table:table-cell table:style-name="ce450"/>
          <table:table-cell table:style-name="ce457"/>
          <table:table-cell table:style-name="ce458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 table:number-columns-repeated="2"/>
          <table:table-cell table:style-name="ce412" table:number-columns-repeated="2"/>
          <table:table-cell table:style-name="ce451"/>
          <table:table-cell table:style-name="ce457"/>
          <table:table-cell table:style-name="ce458"/>
          <table:table-cell/>
          <table:table-cell table:style-name="ce569" table:number-columns-repeated="3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 table:number-columns-repeated="2"/>
          <table:table-cell table:style-name="ce718" table:number-columns-repeated="3"/>
          <table:table-cell table:style-name="ce762"/>
          <table:table-cell table:style-name="ce459"/>
          <table:table-cell table:style-name="ce443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style-name="ce718" table:number-columns-repeated="3"/>
          <table:table-cell table:style-name="ce762"/>
          <table:table-cell/>
          <table:table-cell table:style-name="ce443"/>
          <table:table-cell table:number-columns-repeated="7"/>
        </table:table-row>
        <table:table-row table:style-name="ro2" table:number-rows-repeated="6">
          <table:table-cell table:style-name="Default" table:number-columns-repeated="2"/>
          <table:table-cell table:style-name="ce718" table:number-columns-repeated="3"/>
          <table:table-cell table:style-name="ce762"/>
          <table:table-cell table:style-name="ce435"/>
          <table:table-cell table:number-columns-repeated="8"/>
        </table:table-row>
        <table:table-row table:style-name="ro2" table:number-rows-repeated="10">
          <table:table-cell table:style-name="ce379"/>
          <table:table-cell table:style-name="ce380"/>
          <table:table-cell table:style-name="ce718" table:number-columns-repeated="3"/>
          <table:table-cell table:style-name="ce762"/>
          <table:table-cell table:style-name="ce435"/>
          <table:table-cell table:number-columns-repeated="8"/>
        </table:table-row>
        <table:table-row table:style-name="ro2">
          <table:table-cell table:style-name="ce389" table:number-columns-repeated="4"/>
          <table:table-cell table:style-name="ce435"/>
          <table:table-cell table:style-name="ce389"/>
          <table:table-cell table:style-name="ce435"/>
          <table:table-cell table:number-columns-repeated="8"/>
        </table:table-row>
        <table:table-row table:style-name="ro2">
          <table:table-cell table:style-name="ce392" table:number-columns-repeated="2"/>
          <table:table-cell table:style-name="ce567"/>
          <table:table-cell table:style-name="ce570"/>
          <table:table-cell table:style-name="ce624"/>
          <table:table-cell table:style-name="ce570"/>
          <table:table-cell table:style-name="ce624" table:number-columns-repeated="2"/>
          <table:table-cell table:style-name="ce655"/>
          <table:table-cell table:number-columns-repeated="6"/>
        </table:table-row>
        <table:table-row table:style-name="ro2">
          <table:table-cell table:style-name="ce392" table:number-columns-repeated="4"/>
          <table:table-cell table:style-name="ce624"/>
          <table:table-cell table:style-name="ce392"/>
          <table:table-cell table:style-name="ce624" table:number-columns-repeated="2"/>
          <table:table-cell table:style-name="ce655"/>
          <table:table-cell table:number-columns-repeated="6"/>
        </table:table-row>
        <table:table-row table:style-name="ro2">
          <table:table-cell table:style-name="ce404" table:number-columns-repeated="2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 table:number-columns-repeated="8"/>
        </table:table-row>
        <table:table-row table:style-name="ro2">
          <table:table-cell table:style-name="ce404" table:number-columns-repeated="3"/>
          <table:table-cell table:style-name="ce572"/>
          <table:table-cell table:style-name="ce435"/>
          <table:table-cell table:style-name="ce572"/>
          <table:table-cell table:style-name="ce435"/>
          <table:table-cell table:number-columns-repeated="8"/>
        </table:table-row>
        <table:table-row table:style-name="ro2">
          <table:table-cell table:style-name="ce404" table:number-columns-repeated="2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 table:number-columns-repeated="6"/>
          <table:table-cell table:style-name="Default"/>
        </table:table-row>
        <table:table-row table:style-name="ro2">
          <table:table-cell table:style-name="ce404" table:number-columns-repeated="3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 table:number-columns-repeated="6"/>
          <table:table-cell table:style-name="Default"/>
        </table:table-row>
        <table:table-row table:style-name="ro2">
          <table:table-cell table:style-name="ce405" table:number-columns-repeated="3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 table:number-columns-repeated="2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 table:number-rows-repeated="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3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1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 table:number-columns-repeated="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 table:number-columns-repeated="3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 table:number-rows-repeated="2">
          <table:table-cell table:style-name="ce435" table:number-columns-repeated="7"/>
          <table:table-cell/>
          <table:table-cell table:style-name="ce435" table:number-columns-repeated="6"/>
          <table:table-cell table:style-name="Default"/>
        </table:table-row>
        <table:table-row table:style-name="ro2" table:number-rows-repeated="13">
          <table:table-cell table:style-name="ce435" table:number-columns-repeated="7"/>
          <table:table-cell table:number-columns-repeated="8"/>
        </table:table-row>
        <table:table-row table:style-name="ro2" table:number-rows-repeated="48">
          <table:table-cell table:number-columns-repeated="7"/>
          <table:table-cell table:style-name="ce443"/>
          <table:table-cell table:number-columns-repeated="7"/>
        </table:table-row>
        <table:table-row table:style-name="ro2">
          <table:table-cell table:number-columns-repeated="7"/>
          <table:table-cell table:style-name="ce44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2-12-15T00:27:15.224000000</dc:date>
    <meta:editing-duration>P1DT16H53M44S</meta:editing-duration>
    <meta:editing-cycles>162</meta:editing-cycles>
    <meta:generator>LibreOffice/7.3.7.2$Windows_X86_64 LibreOffice_project/e114eadc50a9ff8d8c8a0567d6da8f454beeb84f</meta:generator>
    <dc:creator>Neal Chambers</dc:creator>
    <meta:document-statistic meta:table-count="4" meta:cell-count="235" meta:object-count="0"/>
  </office:meta>
</office:document-meta>
</file>